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ormula.isSuitableFor( Datatype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ula.calculate( Form form , Widget parent , Datatype dat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Formula.getFormul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ormula.setFormula( Expression formul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